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eskitetty tunnistautuminen Ruby on Rails -ohjelmistokehyksellä toteutetuissa ohjelmistoissa</text:h>
      <text:h text:style-name="Heading_20_2" text:outline-level="2">Taustaa</text:h>
      <text:p text:style-name="P1">Enemy &amp; Sons toteuttaa hajautettuja palvelusuuntautuneita web-ohjelmistoja käyttäen Ruby on Rails -ohjelmistokehystä. Yrityksen ohjelmistoissa käyttäjien tunnistautuminen on toteutettu erilaisin menetelmin. Yritys haluaa selvittää miten tunnistautuminen voitaisiin keskittää ja käyttää yhtenäistä arkkitehtuuria eri ohjelmistoissa.</text:p>
      <text:h text:style-name="Heading_20_2" text:outline-level="2">Tavoite</text:h>
      <text:p text:style-name="Text_20_body">Pyritään löytämään Ruby on Rails -ohjelmistoissa </text:p>
      <text:h text:style-name="Heading_20_2" text:outline-level="2">Käytetyt menetelmät</text:h>
      <text:p text:style-name="Text_20_body"/>
      <text:p text:style-name="Text_20_body">Taustaa</text:p>
      <text:p text:style-name="Text_20_body"></text:p>
      <text:p text:style-name="Text_20_body">Tunnistautuminen voidaan toteuttaa joko</text:p>
      <text:p text:style-name="Text_20_body"></text:p>
      <text:p text:style-name="Text_20_body">1) Käyttäjävetoinen: ketäkö</text:p>
      <text:p text:style-name="Text_20_body">2) Palvelinvetoinen: mitäkö</text:p>
      <text:p text:style-name="Text_20_body"></text:p>
      <text:p text:style-name="Text_20_body">joista valitaan palvelinvetoinen, koska yrityksen x ongelmakenttä.</text:p>
      <text:p text:style-name="Text_20_body"></text:p>
      <text:p text:style-name="Text_20_body"></text:p>
      <text:p text:style-name="Text_20_body">Sitten kun ollaan sisällä palvelinvetoisuudessa, niin todetaan että siellä voidaan käyttää backendinä arkkitehtuurille:</text:p>
      <text:p text:style-name="Text_20_body"></text:p>
      <text:p text:style-name="Text_20_body">- LDAPPIA</text:p>
      <text:p text:style-name="Text_20_body">- SQL-tietokanta</text:p>
      <text:p text:style-name="Text_20_body">- REdiksellä</text:p>
      <text:p text:style-name="Text_20_body">- yhdistelmää kaikista?</text:p>
      <text:p text:style-name="Text_20_body">- Cerberosta</text:p>
      <text:p text:style-name="Text_20_body">- Höblböää</text:p>
      <text:p text:style-name="Text_20_body"></text:p>
      <text:p text:style-name="Text_20_body">Vertaillaan ja valitaan LDAP koska XYZ.</text:p>
      <text:p text:style-name="Text_20_body"></text:p>
      <text:p text:style-name="Text_20_body"></text:p>
      <text:p text:style-name="Text_20_body">Selvitettäväksi jää:</text:p>
      <text:p text:style-name="Text_20_body"><text:soft-page-break/></text:p>
      <text:p text:style-name="Text_20_body"><text:s/>- Arkkitehtuurimalli (jos on supergyver ja datastore, niin mihin palvelimeen jne tulee ldap)</text:p>
      <text:p text:style-name="Text_20_body"><text:s/>- </text:p>
      <text:p text:style-name="Text_20_body"></text:p>
      <text:p text:style-name="Text_20_body"></text:p>
      <text:p text:style-name="Text_20_body">Työmenetelmät</text:p>
      <text:p text:style-name="Text_20_body"></text:p>
      <text:p text:style-name="Text_20_body">A</text:p>
      <text:p text:style-name="Text_20_body">- vaihtoehtoisten tunnistautumismallien toteuttaminen:</text:p>
      <text:p text:style-name="Text_20_body"><text:s text:c="2"/>1) arkkitehtuurivaihtoehto 1: SOA</text:p>
      <text:p text:style-name="Text_20_body"><text:s text:c="2"/>2) arkkitehtuurivaihtoehto 2: Rails-engine</text:p>
      <text:p text:style-name="Text_20_body"><text:s text:c="2"/>3) arkkitehtuurivaihtoehto 3: joku muu</text:p>
      <text:p text:style-name="Text_20_body"></text:p>
      <text:p text:style-name="Text_20_body"><text:s/>--&gt; Valitaan toteutettavaksi vertailuun sopivat 2.</text:p>
      <text:p text:style-name="Text_20_body"></text:p>
      <text:p text:style-name="Text_20_body">B</text:p>
      <text:p text:style-name="Text_20_body">LDAP-skeemojen vertailu</text:p>
      <text:p text:style-name="Text_20_body"><text:s/>- skeema jossa kaikki samssa puussa</text:p>
      <text:p text:style-name="Text_20_body"><text:s/>- jossa ei samassa puussa etmssdf.d</text:p>
      <text:p text:style-name="Text_20_body"></text:p>
      <text:p text:style-name="Text_20_body"></text:p>
      <text:p text:style-name="Text_20_body">tulos1 = A:n voittaja + B:n voittaja</text:p>
      <text:p text:style-name="Text_20_body">tulos2 = A:n voittaja + B:n häviäjä JOSS ehdot x, y,z voimassa</text:p>
      <text:p text:style-name="Text_20_body"></text:p>
      <text:p text:style-name="Text_20_body">JA tulos == se, miten enemy voi tehdä softan. <text:s/>eli jos sber lukee gradun niin se voi alkaa heti koodaamaan tätä.</text:p>
      <text:p text:style-name="Text_20_body"></text:p>
      <text:p text:style-name="Text_20_body"></text:p>
      <text:p text:style-name="Text_20_body"></text:p>
      <text:p text:style-name="Text_20_body"></text:p>
      <text:p text:style-name="Text_20_body">- Toteutusvaihtoehtojen vaihtoehtojen vertailu ja LDAP-skeemojen vertailu</text:p>
      <text:h text:style-name="Heading_20_2" text:outline-level="2">Lähteitä</text:h>
      <text:h text:style-name="Heading_20_3" text:outline-level="3">Tunnistautuminen</text:h>
      <text:p text:style-name="Text_20_body">Sandhu, R. S., Samarati, P., Authentication, Access Control and Audit.  ACM Computing Surveys, Vol. 28, No. 1, March 1996</text:p>
      <text:h text:style-name="Heading_20_3" text:outline-level="3"><text:soft-page-break/>LDAP</text:h>
      <text:p text:style-name="Text_20_body">Wahl, M., Howes, T., Kille, S., Lightweight Directory Access Protocol (v3).  The Internet Society, RFC 2251, 1997.</text:p>
      <text:p text:style-name="Text_20_body">Howes, T. A., The Lightweight Directory Access Protocol: X.500 Lite. CITI  Technical Report 95–8, University of Michigan, 1995.</text:p>
      <text:h text:style-name="Heading_20_3" text:outline-level="3">Ruby on Rails</text:h>
      <text:p text:style-name="Text_20_body">Sam Ruby et al. Agile Web Development with Rai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lli </meta:initial-creator>
    <meta:creation-date>2011-08-20T18:58:04</meta:creation-date>
    <dc:date>2011-08-20T20:21:15</dc:date>
    <dc:creator>olli </dc:creator>
    <meta:editing-duration>PT52M40S</meta:editing-duration>
    <meta:editing-cycles>5</meta:editing-cycles>
    <meta:generator>LibreOffice/3.3$Unix LibreOffice_project/330m19$Build-301</meta:generator>
    <meta:document-statistic meta:table-count="0" meta:image-count="0" meta:object-count="0" meta:page-count="3" meta:paragraph-count="67" meta:word-count="270" meta:character-count="2158"/>
  </office:meta>
</office:document-meta>
</file>